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5pt" fo:font-weight="bold" officeooo:rsid="001c2bc8" officeooo:paragraph-rsid="001c2bc8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3pt" fo:font-weight="normal" officeooo:rsid="001c2bc8" officeooo:paragraph-rsid="001c2bc8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4pt" fo:font-weight="bold" officeooo:rsid="001c2bc8" officeooo:paragraph-rsid="001c2bc8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text-properties officeooo:paragraph-rsid="001c2bc8"/>
    </style:style>
    <style:style style:name="T1" style:family="text">
      <style:text-properties fo:font-size="14pt" fo:font-weight="normal" officeooo:rsid="001c2bc8" style:font-size-asian="14pt" style:font-weight-asian="normal" style:font-size-complex="14pt" style:font-weight-complex="normal"/>
    </style:style>
    <style:style style:name="T2" style:family="text">
      <style:text-properties fo:font-size="13pt" fo:font-weight="normal" officeooo:rsid="001c2bc8" style:font-size-asian="11.3500003814697pt" style:font-weight-asian="normal" style:font-size-complex="13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acte de compravenda</text:p>
      <text:p text:style-name="P1"/>
      <text:p text:style-name="P2">D’una part, el senyor Jordi Melà Carreres, amb DNI núm. contractants 41623221F. Amb domicili al Carrer Gran, 65 d’Es Castell com a part venedora. </text:p>
      <text:p text:style-name="P2"/>
      <text:p text:style-name="P2">I de l'altra, el senyor Pere Pérez Perignhó, amb DNI núm. 41782343C, amb domicili al carrer Stuani, 24, des Mitjorn, com a part compradora</text:p>
      <text:p text:style-name="P2"/>
      <text:p text:style-name="P2">Les dues parts actuen en nom propi i es reconeixen recíprocament la capacitat legal necessària per contractar.</text:p>
      <text:p text:style-name="P2"/>
      <text:p text:style-name="P3">Manifesten</text:p>
      <text:p text:style-name="P3"/>
      <text:list text:style-name="L1">
        <text:list-item>
          <text:p text:style-name="P4"><text:span text:style-name="T1">Que el senyor </text:span><text:span text:style-name="T2">Jordi Melà Carreres</text:span><text:span text:style-name="T1"> és propietari de l'habitatge situat al número 33 del carrer de Badajoz, 33 de Maó.</text:span></text:p>
          <text:p text:style-name="P4"><text:span text:style-name="T1"/></text:p>
        </text:list-item>
        <text:list-item>
          <text:p text:style-name="P4"><text:span text:style-name="T1">Que el dit habitatge està lliure de càrregues i d'arrendaments.</text:span></text:p>
          <text:p text:style-name="P4"><text:span text:style-name="T1"/></text:p>
        </text:list-item>
        <text:list-item>
          <text:p text:style-name="P4"><text:span text:style-name="T1">Que la senyora Melià vol vendre l'habitatge esmentat i el senyor Pérez vol comprar-lo, per la qual cosa formalitzen aquest contracte de compravenda, que es regeix pels pactes següent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09:02:41.608749418</meta:creation-date>
    <dc:date>2024-11-12T09:11:52.313836179</dc:date>
    <meta:editing-duration>PT9M11S</meta:editing-duration>
    <meta:editing-cycles>1</meta:editing-cycles>
    <meta:document-statistic meta:table-count="0" meta:image-count="0" meta:object-count="0" meta:page-count="1" meta:paragraph-count="10" meta:word-count="134" meta:character-count="794" meta:non-whitespace-character-count="672"/>
    <meta:generator>LibreOffice/24.8.2.1$Linux_X86_64 LibreOffice_project/480$Build-1</meta:generator>
  </office:meta>
</office:document-meta>
</file>